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MRoman10-Regular" svg:font-family="LMRoman10-Regular"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2pt" officeooo:paragraph-rsid="0029ccb0" style:font-size-asian="12pt" style:font-size-complex="12pt"/>
    </style:style>
    <style:style style:name="P2" style:family="paragraph" style:parent-style-name="Standard">
      <style:paragraph-properties fo:text-align="start" style:justify-single-word="false"/>
      <style:text-properties style:font-name="Arial1" fo:font-size="12pt" officeooo:rsid="0029ccb0" officeooo:paragraph-rsid="0029ccb0" style:font-size-asian="12pt" style:font-size-complex="12pt"/>
    </style:style>
    <style:style style:name="P3" style:family="paragraph" style:parent-style-name="Standard">
      <style:text-properties style:font-name="Arial1" fo:font-size="12pt" fo:font-weight="bold" officeooo:rsid="0021742d" officeooo:paragraph-rsid="0021742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Arial1" fo:font-size="12pt" fo:font-weight="bold" officeooo:rsid="0021742d" officeooo:paragraph-rsid="002288c2"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Arial1" fo:font-size="12pt" fo:font-weight="bold" officeooo:rsid="00295611" officeooo:paragraph-rsid="00295611"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Arial1" fo:font-size="12pt" fo:font-weight="bold" officeooo:rsid="00295611" officeooo:paragraph-rsid="00321dd2"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1" fo:font-size="12pt" fo:font-weight="bold" officeooo:rsid="00295611" officeooo:paragraph-rsid="0033c7bf"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1" fo:font-size="12pt" fo:font-weight="bold" officeooo:rsid="002887b5" officeooo:paragraph-rsid="002a8a46" style:font-size-asian="12pt" style:font-weight-asian="bold" style:font-size-complex="12pt" style:font-weight-complex="bold"/>
    </style:style>
    <style:style style:name="P9" style:family="paragraph" style:parent-style-name="Standard">
      <style:text-properties style:font-name="Arial1" fo:font-size="12pt" fo:font-weight="normal" officeooo:rsid="0021742d" officeooo:paragraph-rsid="0021742d" style:font-size-asian="12pt" style:font-weight-asian="normal" style:font-size-complex="12pt" style:font-weight-complex="normal"/>
    </style:style>
    <style:style style:name="P10" style:family="paragraph" style:parent-style-name="Standard">
      <style:text-properties style:font-name="Arial1" fo:font-size="12pt" fo:font-weight="normal" officeooo:rsid="0021742d" officeooo:paragraph-rsid="0021a854" style:font-size-asian="12pt" style:font-weight-asian="normal" style:font-size-complex="12pt" style:font-weight-complex="normal"/>
    </style:style>
    <style:style style:name="P11" style:family="paragraph" style:parent-style-name="Standard">
      <style:text-properties style:font-name="Arial1" fo:font-size="12pt" fo:font-weight="normal" officeooo:rsid="0021a854" officeooo:paragraph-rsid="002602dd" style:font-size-asian="12pt" style:font-weight-asian="normal" style:font-size-complex="12pt" style:font-weight-complex="normal"/>
    </style:style>
    <style:style style:name="P12" style:family="paragraph" style:parent-style-name="Standard">
      <style:text-properties style:font-name="Arial1" fo:font-size="12pt" fo:font-weight="normal" officeooo:rsid="0021d74e" officeooo:paragraph-rsid="0021d74e" style:font-size-asian="12pt" style:font-weight-asian="normal" style:font-size-complex="12pt" style:font-weight-complex="normal"/>
    </style:style>
    <style:style style:name="P13" style:family="paragraph" style:parent-style-name="Standard">
      <style:text-properties style:font-name="Arial1" fo:font-size="12pt" fo:font-weight="normal" officeooo:paragraph-rsid="0021d74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1" fo:font-size="12pt" fo:font-weight="normal" officeooo:paragraph-rsid="0021d74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1" fo:font-size="12pt" fo:font-weight="normal" officeooo:rsid="002288c2" officeooo:paragraph-rsid="00278d4c"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1" fo:font-size="12pt" fo:font-weight="normal" officeooo:rsid="00278d4c" officeooo:paragraph-rsid="00278d4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1" fo:font-size="12pt" fo:font-weight="normal" officeooo:rsid="002887b5" officeooo:paragraph-rsid="002887b5"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1" fo:font-size="12pt" fo:font-weight="normal" officeooo:rsid="002a8a46" officeooo:paragraph-rsid="002a8a46"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Arial1" fo:font-size="12pt" fo:font-weight="normal" officeooo:rsid="002a8a46" officeooo:paragraph-rsid="002bbf5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Arial1" fo:font-size="12pt" fo:font-weight="normal" officeooo:rsid="002a8a46" officeooo:paragraph-rsid="002c8125"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1" fo:font-size="12pt" fo:font-weight="normal" officeooo:rsid="00321dd2" officeooo:paragraph-rsid="00321dd2"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Arial1" fo:font-size="12pt" fo:font-weight="normal" officeooo:rsid="0033c7bf" officeooo:paragraph-rsid="0033c7b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1" fo:font-size="12pt" fo:font-weight="normal" officeooo:rsid="0033c7bf" officeooo:paragraph-rsid="003533d1"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1" fo:font-size="12pt" fo:font-weight="normal" officeooo:rsid="003533d1" officeooo:paragraph-rsid="003533d1"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Arial1" fo:font-size="12pt" fo:font-weight="normal" officeooo:rsid="002a8a46" officeooo:paragraph-rsid="002a8a46"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Arial1" fo:font-size="12pt" fo:font-weight="normal" officeooo:rsid="002a8a46" officeooo:paragraph-rsid="003062e5"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Arial1" fo:font-size="12pt" fo:font-weight="normal" officeooo:rsid="0038e561" officeooo:paragraph-rsid="0039d9e7"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Arial1" fo:font-size="12pt" fo:font-weight="normal" officeooo:rsid="0039d9e7" officeooo:paragraph-rsid="0039d9e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Arial1" fo:font-size="12pt"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Arial1" fo:font-size="12pt" fo:font-weight="normal" officeooo:paragraph-rsid="0021d74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Arial1" fo:font-size="12pt" fo:font-weight="normal" officeooo:rsid="0021742d" officeooo:paragraph-rsid="002288c2"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00" style:font-name="Arial1" fo:font-size="12pt" fo:font-weight="normal" officeooo:rsid="002288c2" officeooo:paragraph-rsid="00278d4c"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Arial1" fo:font-size="12pt" fo:font-weight="normal" officeooo:rsid="00278d4c" officeooo:paragraph-rsid="00278d4c"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Arial1" fo:font-size="12pt" fo:font-weight="normal" officeooo:rsid="002887b5" officeooo:paragraph-rsid="00278d4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000000" style:font-name="Arial1" fo:font-size="12pt" fo:font-weight="normal" officeooo:rsid="0028dbf8" officeooo:paragraph-rsid="002887b5"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style:font-name="Arial1" fo:font-size="12pt" fo:font-weight="normal" officeooo:rsid="0028dbf8" officeooo:paragraph-rsid="00321dd2"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Arial1" fo:font-size="12pt" fo:font-weight="normal" officeooo:rsid="0028dbf8" officeooo:paragraph-rsid="0029ccb0"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Arial1" fo:font-size="12pt" fo:font-weight="normal" officeooo:rsid="0033c7bf" officeooo:paragraph-rsid="0033c7bf"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style:font-name="Arial1" fo:font-size="12pt" fo:font-weight="normal" officeooo:rsid="0033c7bf" officeooo:paragraph-rsid="003533d1"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style:font-name="Arial1" fo:font-size="12pt" fo:font-weight="normal" officeooo:rsid="003533d1" officeooo:paragraph-rsid="003533d1"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style:font-name="Arial1" fo:font-size="12pt" fo:font-weight="normal" officeooo:rsid="0029ccb0" officeooo:paragraph-rsid="0029ccb0"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style:font-name="Arial1" fo:font-size="12pt" fo:font-weight="normal" officeooo:rsid="002ec5db" officeooo:paragraph-rsid="002ec5d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style:font-name="Arial1" fo:font-size="12pt" fo:font-weight="bold" officeooo:rsid="00295611" officeooo:paragraph-rsid="00321dd2" style:font-size-asian="12pt" style:font-weight-asian="bold" style:font-size-complex="12pt" style:font-weight-complex="bold"/>
    </style:style>
    <style:style style:name="P45" style:family="paragraph" style:parent-style-name="Standard">
      <style:paragraph-properties fo:text-align="start" style:justify-single-word="false"/>
      <style:text-properties fo:color="#000000" style:font-name="Arial1" fo:font-size="12pt" fo:font-weight="bold" officeooo:rsid="00295611" officeooo:paragraph-rsid="0033c7bf" style:font-size-asian="12pt" style:font-weight-asian="bold" style:font-size-complex="12pt" style:font-weight-complex="bold"/>
    </style:style>
    <style:style style:name="P46" style:family="paragraph" style:parent-style-name="Standard">
      <style:paragraph-properties fo:text-align="start" style:justify-single-word="false"/>
      <style:text-properties fo:color="#000000" style:font-name="Arial1" fo:font-size="12pt" fo:font-weight="bold" officeooo:rsid="00295611" officeooo:paragraph-rsid="00295611" style:font-size-asian="12pt" style:font-weight-asian="bold" style:font-size-complex="12pt" style:font-weight-complex="bold"/>
    </style:style>
    <style:style style:name="P47" style:family="paragraph" style:parent-style-name="Standard">
      <style:paragraph-properties fo:text-align="start" style:justify-single-word="false"/>
      <style:text-properties fo:color="#000000" style:font-name="Arial1" fo:font-size="12pt" fo:font-weight="bold" officeooo:rsid="0028dbf8" officeooo:paragraph-rsid="0039d9e7" style:font-size-asian="12pt" style:font-weight-asian="bold" style:font-size-complex="12pt" style:font-weight-complex="bold"/>
    </style:style>
    <style:style style:name="P48" style:family="paragraph" style:parent-style-name="Standard">
      <style:paragraph-properties fo:text-align="start" style:justify-single-word="false"/>
      <style:text-properties fo:color="#000000" style:font-name="Arial1" fo:font-size="12pt" fo:font-weight="bold" officeooo:rsid="0028dbf8" officeooo:paragraph-rsid="002887b5" style:font-size-asian="12pt" style:font-weight-asian="bold" style:font-size-complex="12pt" style:font-weight-complex="bold"/>
    </style:style>
    <style:style style:name="P49" style:family="paragraph" style:parent-style-name="Standard">
      <style:paragraph-properties fo:text-align="start" style:justify-single-word="false"/>
      <style:text-properties fo:color="#000000" style:font-name="Arial1" fo:font-size="12pt" fo:font-weight="bold" officeooo:rsid="0033c7bf" officeooo:paragraph-rsid="0039d9e7" style:font-size-asian="12pt" style:font-weight-asian="bold" style:font-size-complex="12pt" style:font-weight-complex="bold"/>
    </style:style>
    <style:style style:name="P50" style:family="paragraph" style:parent-style-name="Standard">
      <style:text-properties fo:color="#000000" style:font-name="Arial1" fo:font-size="12pt" fo:font-style="italic" fo:font-weight="bold" officeooo:rsid="0021742d" officeooo:paragraph-rsid="0021742d" style:font-size-asian="12pt" style:font-style-asian="italic" style:font-weight-asian="bold" style:font-size-complex="12pt" style:font-weight-complex="bold"/>
    </style:style>
    <style:style style:name="P51" style:family="paragraph" style:parent-style-name="Standard">
      <style:paragraph-properties fo:text-align="start" style:justify-single-word="false"/>
      <style:text-properties fo:color="#000000" style:font-name="Arial1" fo:font-size="12pt" officeooo:paragraph-rsid="002ec5db" style:font-size-asian="12pt" style:font-size-complex="12pt"/>
    </style:style>
    <style:style style:name="P52" style:family="paragraph" style:parent-style-name="Standard">
      <style:paragraph-properties fo:text-align="start" style:justify-single-word="false"/>
      <style:text-properties fo:color="#000000" style:font-name="LMRoman10-Regular" fo:font-size="11pt" fo:font-weight="bold" officeooo:rsid="0033c7bf" officeooo:paragraph-rsid="002887b5" style:font-size-asian="11pt" style:font-weight-asian="bold" style:font-size-complex="12pt" style:font-weight-complex="bold"/>
    </style:style>
    <style:style style:name="P53" style:family="paragraph" style:parent-style-name="Standard">
      <style:paragraph-properties fo:text-align="start" style:justify-single-word="false"/>
      <style:text-properties fo:color="#000000" style:font-name="LMRoman10-Regular" fo:font-size="11pt" fo:font-weight="bold" officeooo:rsid="0033c7bf" officeooo:paragraph-rsid="0033c7bf" style:font-size-asian="11pt" style:font-weight-asian="bold" style:font-size-complex="12pt" style:font-weight-complex="bold"/>
    </style:style>
    <style:style style:name="P54" style:family="paragraph" style:parent-style-name="Standard">
      <style:paragraph-properties fo:text-align="start" style:justify-single-word="false"/>
      <style:text-properties fo:color="#000000" style:font-name="LMRoman10-Regular" fo:font-size="11pt" fo:font-weight="normal" officeooo:rsid="002ec5db" officeooo:paragraph-rsid="002ec5db" style:font-size-asian="11pt" style:font-weight-asian="normal" style:font-size-complex="12pt" style:font-weight-complex="normal"/>
    </style:style>
    <style:style style:name="P55" style:family="paragraph" style:parent-style-name="Standard">
      <style:paragraph-properties fo:text-align="start" style:justify-single-word="false"/>
      <style:text-properties fo:color="#000000" style:font-name="Arial1" fo:font-size="12pt" fo:font-weight="bold" officeooo:rsid="0028dbf8" officeooo:paragraph-rsid="0039d9e7" style:font-size-asian="12pt" style:font-weight-asian="bold" style:font-size-complex="12pt" style:font-weight-complex="bold"/>
    </style:style>
    <style:style style:name="P56" style:family="paragraph" style:parent-style-name="Standard">
      <style:paragraph-properties fo:text-align="start" style:justify-single-word="false"/>
      <style:text-properties fo:color="#000000" style:font-name="Arial1" fo:font-size="12pt" fo:font-weight="bold" officeooo:rsid="0028dbf8" officeooo:paragraph-rsid="002a8a46" style:font-size-asian="12pt" style:font-weight-asian="bold" style:font-size-complex="12pt" style:font-weight-complex="bold"/>
    </style:style>
    <style:style style:name="P57" style:family="paragraph" style:parent-style-name="Standard">
      <style:paragraph-properties fo:text-align="start" style:justify-single-word="false"/>
      <style:text-properties fo:color="#000000" style:font-name="Arial1" fo:font-size="12pt" fo:font-weight="bold" officeooo:rsid="0028dbf8" officeooo:paragraph-rsid="002ec5db" style:font-size-asian="12pt" style:font-weight-asian="bold" style:font-size-complex="12pt" style:font-weight-complex="bold"/>
    </style:style>
    <style:style style:name="P58" style:family="paragraph" style:parent-style-name="Standard">
      <style:paragraph-properties fo:text-align="start" style:justify-single-word="false"/>
      <style:text-properties fo:color="#000000" style:font-name="Arial1" fo:font-size="12pt" fo:font-weight="normal" officeooo:rsid="00411195" officeooo:paragraph-rsid="00411195"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Arial1" fo:font-size="12pt" fo:font-weight="normal" officeooo:rsid="002a8a46" officeooo:paragraph-rsid="002a8a46" style:font-size-asian="12pt" style:font-weight-asian="normal" style:font-size-complex="12pt" style:font-weight-complex="normal"/>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officeooo:rsid="0021742d" style:font-style-asian="italic"/>
    </style:style>
    <style:style style:name="T4" style:family="text">
      <style:text-properties fo:color="#000000" fo:font-style="italic" officeooo:rsid="0024235c" style:font-style-asian="italic"/>
    </style:style>
    <style:style style:name="T5" style:family="text">
      <style:text-properties fo:color="#000000" officeooo:rsid="0024235c"/>
    </style:style>
    <style:style style:name="T6" style:family="text">
      <style:text-properties fo:color="#000000" officeooo:rsid="0022efd0"/>
    </style:style>
    <style:style style:name="T7" style:family="text">
      <style:text-properties fo:color="#000000" officeooo:rsid="002602dd"/>
    </style:style>
    <style:style style:name="T8" style:family="text">
      <style:text-properties fo:color="#000000" officeooo:rsid="002887b5"/>
    </style:style>
    <style:style style:name="T9" style:family="text">
      <style:text-properties fo:color="#000000" officeooo:rsid="0028dbf8"/>
    </style:style>
    <style:style style:name="T10" style:family="text">
      <style:text-properties fo:color="#000000" officeooo:rsid="002a8a46"/>
    </style:style>
    <style:style style:name="T11" style:family="text">
      <style:text-properties fo:color="#000000" officeooo:rsid="00295611"/>
    </style:style>
    <style:style style:name="T12" style:family="text">
      <style:text-properties fo:color="#000000" fo:font-weight="normal" officeooo:rsid="0029ccb0" style:font-weight-asian="normal" style:font-weight-complex="normal"/>
    </style:style>
    <style:style style:name="T13" style:family="text">
      <style:text-properties fo:color="#000000" officeooo:rsid="0029ccb0"/>
    </style:style>
    <style:style style:name="T14" style:family="text">
      <style:text-properties fo:color="#000000" officeooo:rsid="002bbf5c"/>
    </style:style>
    <style:style style:name="T15" style:family="text">
      <style:text-properties fo:color="#000000" officeooo:rsid="002c8125"/>
    </style:style>
    <style:style style:name="T16" style:family="text">
      <style:text-properties fo:color="#000000" officeooo:rsid="003062e5"/>
    </style:style>
    <style:style style:name="T17" style:family="text">
      <style:text-properties fo:color="#000000" officeooo:rsid="00321dd2"/>
    </style:style>
    <style:style style:name="T18" style:family="text">
      <style:text-properties fo:color="#000000" officeooo:rsid="0033c7bf"/>
    </style:style>
    <style:style style:name="T19" style:family="text">
      <style:text-properties fo:color="#000000" officeooo:rsid="003533d1"/>
    </style:style>
    <style:style style:name="T20" style:family="text">
      <style:text-properties fo:color="#000000" officeooo:rsid="00369c6a"/>
    </style:style>
    <style:style style:name="T21" style:family="text">
      <style:text-properties fo:color="#000000" officeooo:rsid="00378885"/>
    </style:style>
    <style:style style:name="T22" style:family="text">
      <style:text-properties fo:color="#000000" officeooo:rsid="003b6eda"/>
    </style:style>
    <style:style style:name="T23" style:family="text">
      <style:text-properties fo:color="#000000" officeooo:rsid="003bb663"/>
    </style:style>
    <style:style style:name="T24" style:family="text">
      <style:text-properties fo:color="#000000" officeooo:rsid="00411195"/>
    </style:style>
    <style:style style:name="T25" style:family="text">
      <style:text-properties officeooo:rsid="0021a854"/>
    </style:style>
    <style:style style:name="T26" style:family="text">
      <style:text-properties officeooo:rsid="0021d74e"/>
    </style:style>
    <style:style style:name="T27" style:family="text">
      <style:text-properties officeooo:rsid="0024235c"/>
    </style:style>
    <style:style style:name="T28" style:family="text">
      <style:text-properties officeooo:rsid="002602dd"/>
    </style:style>
    <style:style style:name="T29" style:family="text">
      <style:text-properties fo:font-weight="bold" officeooo:rsid="0028dbf8" style:font-weight-asian="bold" style:font-weight-complex="bold"/>
    </style:style>
    <style:style style:name="T30" style:family="text">
      <style:text-properties fo:font-weight="bold" officeooo:rsid="00321dd2" style:font-weight-asian="bold" style:font-weight-complex="bold"/>
    </style:style>
    <style:style style:name="T31" style:family="text">
      <style:text-properties fo:font-weight="bold" officeooo:rsid="0039d9e7" style:font-weight-asian="bold" style:font-weight-complex="bold"/>
    </style:style>
    <style:style style:name="T32" style:family="text">
      <style:text-properties officeooo:rsid="002c8125"/>
    </style:style>
    <style:style style:name="T33" style:family="text">
      <style:text-properties officeooo:rsid="002d2ea6"/>
    </style:style>
    <style:style style:name="T34" style:family="text">
      <style:text-properties officeooo:rsid="003062e5"/>
    </style:style>
    <style:style style:name="T35" style:family="text">
      <style:text-properties officeooo:rsid="003b6eda"/>
    </style:style>
    <style:style style:name="T36" style:family="text">
      <style:text-properties fo:font-weight="normal" officeooo:rsid="002a8a46" style:font-weight-asian="normal" style:font-weight-complex="normal"/>
    </style:style>
    <style:style style:name="T37" style:family="text">
      <style:text-properties fo:font-weight="normal" officeooo:rsid="002c8125" style:font-weight-asian="normal" style:font-weight-complex="normal"/>
    </style:style>
    <style:style style:name="T38" style:family="text">
      <style:text-properties officeooo:rsid="004111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0 </text:p>
      <text:p text:style-name="P3"/>
      <text:p text:style-name="P9">Bonjour. Alain, Romain et moi-même avons travaillé sur le sujet « Word-Embedding et sentiments des ménages avec Twitter » en collaboration avec notre tuteur de l’Inria Benjamin M<text:span text:style-name="T27">u</text:span>ller.</text:p>
      <text:p text:style-name="P9"/>
      <text:p text:style-name="P3"># 1 </text:p>
      <text:p text:style-name="P50"/>
      <text:p text:style-name="P10">Quelques mots tout d’abord sur le modèle word2vec qui a été le fil directeur de l’ensemble de notre projet. <text:line-break/>Il s’agit d’un modèle de <text:span text:style-name="T25">traitement automatique du langage naturel </text:span>développé par Google dans les années 2010.</text:p>
      <text:p text:style-name="P9"/>
      <text:p text:style-name="P11">Plus précisément, il s’agit d’un modèle de word-embedding, ou en français de plongement lexical. L’idée est de représenter chaque mot d’un dictionnaire par un vecteur <text:span text:style-name="T28">dense </text:span>de nombre<text:span text:style-name="T28">s</text:span> réels <text:span text:style-name="T28">(avec peu de 0 et de relativement faible dimension)</text:span>, <text:span text:style-name="T4">contrairement aux </text:span><text:span text:style-name="T1">modèles sémantiques </text:span><text:span text:style-name="T5">traditionnels</text:span><text:span text:style-name="T1"> </text:span><text:span text:style-name="T5">qui </text:span><text:span text:style-name="T1">représentaient les relations entre mots grâce à des très grandes matrices, </text:span><text:span text:style-name="T5">de la taille du vocabulaire.</text:span></text:p>
      <text:p text:style-name="P12">Les vecteurs obtenus sont ainsi difficilement interprétables mais permettent, en revanche, de faciliter les tâches d’apprentissage.</text:p>
      <text:p text:style-name="P12"/>
      <text:p text:style-name="P12">Ce modèle a la forme d’un réseau de neurone à deux couches <text:span text:style-name="T28">et il permet de</text:span> traiter des bases de données <text:span text:style-name="T28">très grandes de manière particulièrement efficace. En sortie, </text:span></text:p>
      <text:p text:style-name="P13"><text:span text:style-name="T26">* </text:span><text:span text:style-name="T3"><text:s/></text:span><text:span text:style-name="T1">Les mots qui apparaissent dans des contextes similaires (</text:span><text:span text:style-name="T22">comme </text:span><text:span text:style-name="T1">« bonjour » et</text:span></text:p>
      <text:p text:style-name="P31">« salut ») seront représentés par des vecteurs relativement proches</text:p>
      <text:p text:style-name="P15"><text:span text:style-name="T1">* Dans la même logique, </text:span><text:span text:style-name="T2">word2vec </text:span><text:span text:style-name="T1">permet de réaliser des opérations</text:span></text:p>
      <text:p text:style-name="P14"><text:span text:style-name="T1">vectorielles </text:span><text:span text:style-name="T7">sur les mots comme </text:span><text:span text:style-name="T9">celle-ci <text:s/></text:span><text:span text:style-name="T22">(Paris-France+Italie) </text:span><text:span text:style-name="T9">mentionnée dans l’article fondateur de Mikolov.</text:span></text:p>
      <text:p text:style-name="P30"/>
      <text:p text:style-name="P4"><text:span text:style-name="T1"># </text:span><text:span text:style-name="T6">2</text:span></text:p>
      <text:p text:style-name="P32"/>
      <text:p text:style-name="P16"><text:span text:style-name="T1">Si notre projet s’articule majoritairement autour de l’implémentation </text:span><text:span text:style-name="T22">de </text:span><text:span text:style-name="T1">cette méthode word2vec, il est </text:span><text:span text:style-name="T8">en fait </text:span><text:span text:style-name="T1">plus large que cela. </text:span></text:p>
      <text:p text:style-name="P33"/>
      <text:p text:style-name="P17"><text:span text:style-name="T1">Nous avons dans une première partie du projet </text:span><text:span text:style-name="T22">(à gauche du schéma) </text:span><text:span text:style-name="T1">entraîné word2vec sur une base de données d’1,3 millions de tweets. </text:span><text:span text:style-name="T22">Nous avons </text:span><text:span text:style-name="T1">choisi les hyperparamètre</text:span><text:span text:style-name="T8">s</text:span><text:span text:style-name="T1"> du modèle les plus pertinents et évalué ses résultat</text:span><text:span text:style-name="T8">s</text:span><text:span text:style-name="T1">.</text:span></text:p>
      <text:p text:style-name="P34"/>
      <text:p text:style-name="P17"><text:span text:style-name="T1">Dans le but de créer un indice mensuel de sentiment moyen des tweets, nous avons ensuite </text:span><text:span text:style-name="T9">mis en place 2 modèles d’</text:span><text:span text:style-name="T1">analyse de sentiments. </text:span><text:span text:style-name="T22">E</text:span><text:span text:style-name="T9">t l’un d’eux</text:span><text:span text:style-name="T1"> </text:span><text:span text:style-name="T8">(le modèle logit </text:span><text:span text:style-name="T22">au milieu </text:span><text:span text:style-name="T8">en haut) </text:span><text:span text:style-name="T1">mobilise les coordonnées de nos vecteurs mots comme prédicteurs de sentiments. </text:span><text:span text:style-name="T8">Nous avons entraîné ces modèles prédictifs grâce à une nouvelle base </text:span><text:span text:style-name="T22">dont nous disposions</text:span><text:span text:style-name="T8"> de données de tweets </text:span><text:span text:style-name="T9">sur les transports urbains,</text:span><text:span text:style-name="T8"> annotés en termes de sentiments. </text:span></text:p>
      <text:p text:style-name="P35"/>
      <text:p text:style-name="P18"><text:span text:style-name="T1">Enfin, grâce à ces modèles prédictifs, nous avons créé des indices mensuels de sentiments </text:span><text:span text:style-name="T22">(partie de gauche du schéma)</text:span><text:span text:style-name="T1"> que nous avons comparés à un indice produit par l’Insee appelé indicateur synthétique de confiance des ménages </text:span><text:span text:style-name="T9">et nous verrons un peu plus tard ce que cette comparaison a donné.</text:span></text:p>
      <text:p text:style-name="P36"/>
      <text:p text:style-name="P36"/>
      <text:p text:style-name="P36"/>
      <text:p text:style-name="P6"><text:soft-page-break/><text:span text:style-name="T9"># </text:span><text:span text:style-name="T17">13</text:span></text:p>
      <text:p text:style-name="P44"/>
      <text:p text:style-name="P22"><text:span text:style-name="T9">L’</text:span><text:span text:style-name="T1">implémentation du modèle word2vec implique également le choix de la valeur de différents hyperparamètres que nous avons cit</text:span><text:span text:style-name="T18">és</text:span><text:span text:style-name="T1"> précédemment : <text:line-break/>* la taille de la fenêtre autour de laquelle on peut choisir le contexte d’un mot focus<text:line-break/>* le nombre d’epochs, c’est-à-dire le nombre de fois où </text:span><text:span text:style-name="T18">l’on parcourt le corpus</text:span></text:p>
      <text:p text:style-name="P22"><text:span text:style-name="T1">* le taux d’apprentissage </text:span><text:span text:style-name="T18">qui correspond au pas de la descente de gradient pour les matrices de poids</text:span><text:span text:style-name="T1"><text:line-break/>* la dimension des vecteur</text:span><text:span text:style-name="T18">s</text:span><text:span text:style-name="T1">-mots</text:span></text:p>
      <text:p text:style-name="P37"/>
      <text:p text:style-name="P22"><text:span text:style-name="T9">N</text:span><text:span text:style-name="T1">ous avons déterminé empiriquement les « meilleures » valeurs des hyperparamètres en évaluant le modèle plusieurs fois grâce à la corrélation de </text:span><text:span text:style-name="T9">Spearman entre nos vecteurs-mots et une base de jugement humain. </text:span><text:span text:style-name="T1">Cette démarche </text:span><text:span text:style-name="T20">est</text:span><text:span text:style-name="T1"> chronophage, puisque nous devons relancer le modèle pour chaque test d’hyperparamètre. </text:span><text:span text:style-name="T20">N</text:span><text:span text:style-name="T1">ous avons </text:span><text:span text:style-name="T20">donc</text:span><text:span text:style-name="T1"> utilisé en complément de notre modèle une implémentation optimisée de word2vec disponible dans le package Gensim de python. </text:span></text:p>
      <text:p text:style-name="P52"/>
      <text:p text:style-name="P52"/>
      <text:p text:style-name="P7"><text:span text:style-name="T9"># </text:span><text:span text:style-name="T17">1</text:span><text:span text:style-name="T18">4</text:span></text:p>
      <text:p text:style-name="P45"/>
      <text:p text:style-name="P23"><text:span text:style-name="T1">N</text:span><text:span text:style-name="T17">ous avons </text:span><text:span text:style-name="T1">réalisé ce type de graphique qui présente pour chaque spécification du modèle (c’est-à-dire un ensemble d’hyperparamètres fixés) la valeur de la corrélation de Spearman après avoir fait tourné le modèle sur 6 seeds différentes</text:span><text:span text:style-name="T24">. La barre noir correspond à </text:span><text:span text:style-name="T1">l’intervalle de confiance. </text:span></text:p>
      <text:p text:style-name="P39"/>
      <text:p text:style-name="P23"><text:span text:style-name="T1">On voit par exemple que la qualité des résultats croît avec le nombre d’epochs (</text:span><text:span text:style-name="T19">les résultats sont meilleurs pour les modèles</text:span><text:span text:style-name="T1"> à droite du graphique), c’est pourquoi nous choisissons de fixer </text:span><text:span text:style-name="T24">la valeur de </text:span><text:span text:style-name="T1">ce paramètre à 100.</text:span></text:p>
      <text:p text:style-name="P53"/>
      <text:p text:style-name="P53"/>
      <text:p text:style-name="P7"><text:span text:style-name="T9"># </text:span><text:span text:style-name="T17">1</text:span><text:span text:style-name="T18">5</text:span></text:p>
      <text:p text:style-name="P40"/>
      <text:p text:style-name="P24"><text:span text:style-name="T1">N</text:span><text:span text:style-name="T17">ous </text:span><text:span text:style-name="T19">avons également décidé de fixer la taille de la fenêtre à 4, une valeur moyenne parmi les valeurs habituellement retenues.</text:span></text:p>
      <text:p text:style-name="P41"/>
      <text:p text:style-name="P41">Le taux d’apprentissage a été fixé à 0,02 </text:p>
      <text:p text:style-name="P41"/>
      <text:p text:style-name="P25"><text:span text:style-name="T1">Et la dimension des vecteurs mots à 100. On remarque en effet </text:span><text:span text:style-name="T20">(</text:span><text:span text:style-name="T22">que ce soit </text:span><text:span text:style-name="T1">dans nos tests empiriques </text:span><text:span text:style-name="T22">ou </text:span><text:span text:style-name="T20">dans la littérature) </text:span><text:span text:style-name="T1">que la qualité des résultats croît dans un premier temps avec la dimension des vecteurs-mots mais </text:span><text:span text:style-name="T21">décroît</text:span><text:span text:style-name="T1"> quand la dimension </text:span><text:span text:style-name="T20">devient</text:span><text:span text:style-name="T1"> trop élevée et le temps de calcul </text:span><text:span text:style-name="T20">finit également par exploser</text:span><text:span text:style-name="T1">. L</text:span><text:span text:style-name="T20">’idée derrière cela est que la</text:span><text:span text:style-name="T1"> dimension des vecteurs doit être adaptée à la taille du vocabulaire pour éviter des problèmes de sur-apprentissage.</text:span></text:p>
      <text:p text:style-name="P48"/>
      <text:p text:style-name="P48"/>
      <text:p text:style-name="P48"/>
      <text:p text:style-name="P48"/>
      <text:p text:style-name="P48"/>
      <text:p text:style-name="P48"/>
      <text:p text:style-name="P28"><text:span text:style-name="T29"># </text:span><text:span text:style-name="T30">1</text:span><text:span text:style-name="T31">6</text:span></text:p>
      <text:p text:style-name="P49"/>
      <text:p text:style-name="P28"><text:soft-page-break/><text:span text:style-name="T32">N</text:span>ous avons évalué le modèle que nous avons implémenté avec les différentes méthodes vues précédemment. Quelques exemples de résultats de calcul des plus proches voisins par similarité cosinus sont présentés dans ce tableau. Ces résultats sont relativement proche de l’intuition. </text:p>
      <text:p text:style-name="P28"/>
      <text:p text:style-name="P28">Le modèle entraîné à l’aide du package Gensim, sur davantage de tweets et davantage d’époch en raison de sa rapidité d’exécution, donne des résultats encore plus pertinents. <text:span text:style-name="T35">Par exemple,</text:span> les plus proches voisins de « 1 » contiennent <text:span text:style-name="T38">désormais</text:span> exclusivement des chiffres.</text:p>
      <text:p text:style-name="P29"/>
      <text:p text:style-name="P47"># 17</text:p>
      <text:p text:style-name="P49"/>
      <text:p text:style-name="P29"><text:s/>La projection de certains vecteurs-mots sur les deux premiers axes d’une ACP nous confirme la qualité de l’entraînement du corpus : « belle » <text:span text:style-name="T35">est </text:span>proche de « mignonne », « beau » de « mignon », les jours de la semaine <text:span text:style-name="T35">sont</text:span> regroupés ensemble…</text:p>
      <text:p text:style-name="P29"/>
      <text:p text:style-name="P29">Enfin, l<text:span text:style-name="T35">es </text:span>opération<text:span text:style-name="T35">s</text:span> sur les vecteurs-mots sont plus mitigé<text:span text:style-name="T35">e</text:span>s mais voici un exemple qui fonctionne relativement bien sur l’opération Roi-Homme+Femme. </text:p>
      <text:p text:style-name="P47"/>
      <text:p text:style-name="P5"><text:span text:style-name="T9"># </text:span><text:span text:style-name="T1">25</text:span></text:p>
      <text:p text:style-name="P46"/>
      <text:p text:style-name="P42">Pour conclure, ce projet nous a permis de partir à la découverte des méthodes d’apprentissage par réseaux de neurones grâce à la compréhension et à l’implémentation du modèle word2vec. </text:p>
      <text:p text:style-name="P1"><text:span text:style-name="T12"><text:line-break/>- Nous avons pu observer les très bons résultats de ce modèle en terme de </text:span><text:span text:style-name="T1">capture sémantique des mots dans un texte.</text:span></text:p>
      <text:p text:style-name="P1"><text:span text:style-name="T13">- Puis, l’entraînement d’un modèle logit</text:span><text:span text:style-name="T1"> dont les prédicteurs correspondent aux dimensions des </text:span><text:span text:style-name="T2">word-embeddings </text:span><text:span text:style-name="T1">nous a permis </text:span><text:span text:style-name="T13">d’observer que </text:span><text:span text:style-name="T2">word2vec </text:span><text:span text:style-name="T1">permet </text:span><text:span text:style-name="T16">aussi</text:span><text:span text:style-name="T1"> de capter, dans une certaine mesure, </text:span><text:span text:style-name="T16">le</text:span><text:span text:style-name="T1"> sentiment de</text:span><text:span text:style-name="T16">s</text:span><text:span text:style-name="T1"> phrases.</text:span></text:p>
      <text:p text:style-name="P2"><text:span text:style-name="T1">-</text:span><text:span text:style-name="T16"> </text:span><text:span text:style-name="T1">L’indice mensuel de sentiment moyen des tweets que nous avons </text:span><text:span text:style-name="T16">enfin</text:span><text:span text:style-name="T1"> construit présente certes des différences d’évolution avec l’indicateur synthétique produit dans la statistique publique </text:span><text:span text:style-name="T10">mais demeure </text:span><text:span text:style-name="T16">toutefois</text:span><text:span text:style-name="T10"> potentiellement utile pour le prédire. </text:span></text:p>
      <text:p text:style-name="P38"/>
      <text:p text:style-name="P19"><text:span text:style-name="T9">O</text:span><text:span text:style-name="T1">n ne peut pas conclure ce projet sans s’intéresser aux raisons des différences entre ces indicateurs : </text:span></text:p>
      <text:p text:style-name="P20"><text:span text:style-name="T1">- La principale est certainement leur philosophie différente . Alors que l’indicateur Camme résume l’opinion des ménages sur des sujets très spécifiques (</text:span><text:span text:style-name="T14">comme l’</text:span><text:span text:style-name="T1">évolution du niveau de vie), notre indicateur de sentiment mesure simplement la positivité </text:span><text:span text:style-name="T14">ou non </text:span><text:span text:style-name="T1">des mots employés dans des tweets, sans cibler de thématique particulière.</text:span></text:p>
      <text:p text:style-name="P19"><text:span text:style-name="T14">- N</text:span><text:span text:style-name="T1">ous avons vu également précédemment </text:span><text:span text:style-name="T16">l</text:span><text:span text:style-name="T1">es limites de la base d’entraînement de tweets annotés qui peuvent, elles aussi, altérer la qualité d</text:span><text:span text:style-name="T16">es</text:span><text:span text:style-name="T1"> modèle</text:span><text:span text:style-name="T16">s</text:span><text:span text:style-name="T1">.</text:span></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56"/>
      <text:p text:style-name="P8"><text:soft-page-break/><text:span text:style-name="T9"># </text:span><text:span text:style-name="T11">2</text:span><text:span text:style-name="T10">6</text:span></text:p>
      <text:p text:style-name="P26"/>
      <text:p text:style-name="P19"><text:span text:style-name="T1">Mais alors comment pourrait-on aller plus loin et prolonger cette étude ? Nous avons </text:span><text:span text:style-name="T16">partagé </text:span><text:span text:style-name="T1">quelques pistes </text:span><text:span text:style-name="T16">à ce sujet à la fin de notre rapport</text:span><text:span text:style-name="T1"> : </text:span></text:p>
      <text:p text:style-name="P26"/>
      <text:p text:style-name="P21"><text:span text:style-name="T16">Une première piste d’amélioration</text:span><text:span text:style-name="T1"> serait de disposer d’une base de tweets traitant de sujets divers </text:span><text:span text:style-name="T15">(pas seulement de transport urbains </text:span><text:span text:style-name="T16">donc</text:span><text:span text:style-name="T15">)</text:span><text:span text:style-name="T1">, et bien annotés </text:span><text:span text:style-name="T15">(avec une gradation de sentiments, une analyse plus fine des contenus et des auteurs des tweets). </text:span><text:span text:style-name="T1"><text:s/></text:span><text:span text:style-name="T15">Pour cela, </text:span><text:span text:style-name="T16">les </text:span><text:span text:style-name="T15">équivalent</text:span><text:span text:style-name="T16">s</text:span><text:span text:style-name="T15"> français de la méthode BERT développée par google pourrai</text:span><text:span text:style-name="T23">ent</text:span><text:span text:style-name="T15"> être </text:span><text:span text:style-name="T23">des</text:span><text:span text:style-name="T15"> analyseur</text:span><text:span text:style-name="T23">s</text:span><text:span text:style-name="T15"> de sentiments intéressant</text:span><text:span text:style-name="T23">s</text:span><text:span text:style-name="T15">. </text:span></text:p>
      <text:p text:style-name="P26"/>
      <text:p text:style-name="P51"><text:span text:style-name="T36">La deuxième </text:span><text:span text:style-name="T37">piste</text:span><text:span text:style-name="T36"> serait de </text:span><text:span text:style-name="T37">réaliser un prétraitement plus approfondi des tweets et en particulier de l’orthographe des mots. Certains modèles comme l’extension fasttest considèrent les mots comme étant des séquences d’unités de </text:span>sous-mots <text:span text:style-name="T33">pour ainsi </text:span>permet<text:span text:style-name="T33">tre</text:span> un meilleur traitement des mots rares.</text:p>
      <text:p text:style-name="P26"/>
      <text:p text:style-name="P27">Enfin, il existe également des modèles d’analyse de sentiment plus élaborés que <text:span text:style-name="T34">des régressions binaires </text:span>qui pourraient être intéressants à creuser, comme par exemple les réseaux de neurones récurrents.</text:p>
      <text:p text:style-name="P26"/>
      <text:p text:style-name="P57"># 27</text:p>
      <text:p text:style-name="P43"/>
      <text:p text:style-name="P58">Nous vous remercions pour votre attention</text:p>
      <text:p text:style-name="P43"/>
      <text:p text:style-name="P43"/>
      <text:p text:style-name="P43"/>
      <text:p text:style-name="P43"/>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MRoman10-Regular" svg:font-family="LMRoman10-Regular"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0T10:50:48.444000000</meta:creation-date>
    <meta:generator>LibreOffice/5.4.6.2$Windows_X86_64 LibreOffice_project/4014ce260a04f1026ba855d3b8d91541c224eab8</meta:generator>
    <dc:date>2020-06-10T15:13:47.346000000</dc:date>
    <meta:editing-duration>PT1H53M26S</meta:editing-duration>
    <meta:editing-cycles>20</meta:editing-cycles>
    <meta:print-date>2020-06-10T14:50:01.043000000</meta:print-date>
    <meta:document-statistic meta:table-count="0" meta:image-count="0" meta:object-count="0" meta:page-count="4" meta:paragraph-count="48" meta:word-count="1265" meta:character-count="8012" meta:non-whitespace-character-count="6773"/>
  </office:meta>
</office:document-meta>
</file>